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99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 office:value-type="string">
            <text:p>Crab-Grass Baby</text:p>
          </table:table-cell>
          <table:table-cell table:style-name="ce1" table:number-columns-repeated="995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Nativité</text:p>
          </table:table-cell>
          <table:table-cell table:style-name="ce2" table:number-columns-repeated="995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 office:value-type="string">
            <text:p>Plan2</text:p>
          </table:table-cell>
          <table:table-cell table:number-columns-repeated="995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 office:value-type="string">
            <text:p>Plan1</text:p>
          </table:table-cell>
          <table:table-cell table:number-columns-repeated="995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 office:value-type="string">
            <text:p>Lampions</text:p>
          </table:table-cell>
          <table:table-cell table:number-columns-repeated="995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Lune</text:p>
          </table:table-cell>
          <table:table-cell table:number-columns-repeated="995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 office:value-type="string">
            <text:p>CGBTete</text:p>
          </table:table-cell>
          <table:table-cell table:number-columns-repeated="995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996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996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996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996"/>
        </table:table-row>
        <table:table-row table:style-name="ro3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 table:number-columns-repeated="996"/>
        </table:table-row>
        <table:table-row table:style-name="ro3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 table:number-columns-repeated="996"/>
        </table:table-row>
        <table:table-row table:style-name="ro3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 table:number-columns-repeated="996"/>
        </table:table-row>
        <table:table-row table:style-name="ro3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 table:number-columns-repeated="996"/>
        </table:table-row>
        <table:table-row table:style-name="ro3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 table:number-columns-repeated="996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 table:number-columns-repeated="996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 table:number-columns-repeated="996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 table:number-columns-repeated="996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 table:number-columns-repeated="996"/>
        </table:table-row>
        <table:table-row table:style-name="ro3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 table:number-columns-repeated="996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996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996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996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996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996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 table:number-columns-repeated="996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 table:number-columns-repeated="996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996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 table:number-columns-repeated="996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 table:number-columns-repeated="996"/>
        </table:table-row>
        <table:table-row table:style-name="ro4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4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4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 style:data-style-name="N2" text:time-value="0000-00-00T14:32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0T16:27:00</dc:date>
    <meta:editing-duration>PT22H16M56S</meta:editing-duration>
    <meta:editing-cycles>152</meta:editing-cycles>
    <meta:generator>LibreOffice/4.0.4.2$Linux_x86 LibreOffice_project/400m0$Build-2</meta:generator>
    <meta:document-statistic meta:table-count="1" meta:cell-count="226" meta:object-count="0"/>
  </office:meta>
</office:document-meta>
</file>